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585" officeooo:paragraph-rsid="0000d585"/>
    </style:style>
    <style:style style:name="P2" style:family="paragraph" style:parent-style-name="Standard" style:list-style-name="L1">
      <style:text-properties officeooo:rsid="0000d585" officeooo:paragraph-rsid="0000d585"/>
    </style:style>
    <style:style style:name="P3" style:family="paragraph" style:parent-style-name="Standard">
      <style:text-properties officeooo:rsid="0000d585" officeooo:paragraph-rsid="0000d585"/>
    </style:style>
    <style:style style:name="P4" style:family="paragraph" style:parent-style-name="Standard" style:list-style-name="L1">
      <style:text-properties officeooo:rsid="0000d585" officeooo:paragraph-rsid="0000d585" fo:background-color="#bce4e5"/>
    </style:style>
    <style:style style:name="P5" style:family="paragraph" style:parent-style-name="Standard" style:list-style-name="L1">
      <style:text-properties officeooo:rsid="0000d585" officeooo:paragraph-rsid="00068415" fo:background-color="#bce4e5"/>
    </style:style>
    <style:style style:name="P6" style:family="paragraph" style:parent-style-name="Standard">
      <style:text-properties officeooo:rsid="0000d585" officeooo:paragraph-rsid="0000d585" fo:background-color="#bce4e5"/>
    </style:style>
    <style:style style:name="P7" style:family="paragraph" style:parent-style-name="Standard">
      <style:text-properties officeooo:rsid="0000d585" officeooo:paragraph-rsid="00081494" fo:background-color="#bce4e5"/>
    </style:style>
    <style:style style:name="P8" style:family="paragraph" style:parent-style-name="Standard">
      <style:text-properties officeooo:rsid="00081494" officeooo:paragraph-rsid="00081494" fo:background-color="#bce4e5"/>
    </style:style>
    <style:style style:name="P9" style:family="paragraph" style:parent-style-name="Standard" style:list-style-name="L1">
      <style:text-properties officeooo:rsid="0000d585" officeooo:paragraph-rsid="0000d585" fo:background-color="#dfcce4"/>
    </style:style>
    <style:style style:name="T1" style:family="text">
      <style:text-properties officeooo:rsid="00068415"/>
    </style:style>
    <style:style style:name="T2" style:family="text">
      <style:text-properties officeooo:rsid="000814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ing the original findCorrection.py:</text:p>
      <text:p text:style-name="P7">Total change required: </text:p>
      <text:p text:style-name="P7"><text:span text:style-name="T2">Using Marabou: </text:span>0.0010681152343750054</text:p>
      <text:p text:style-name="P8">Using Gurobi: 0.011427369411389228</text:p>
      <text:p text:style-name="P8">&lt;gurobi.Var epsilon_max (value 0.004945068574398115)&gt;</text:p>
      <text:p text:style-name="P8">&lt;gurobi.Var epsilon_max_2 (value 0.00500577363674311)&gt;</text:p>
      <text:p text:style-name="P6"/>
      <text:p text:style-name="P6">Using the modified findCorrection.py:</text:p>
      <text:p text:style-name="P7">Total change required: </text:p>
      <text:p text:style-name="P7"><text:span text:style-name="T2">Using Marabou: </text:span>7.62939453125e-05</text:p>
      <text:p text:style-name="P6"><text:span text:style-name="T2">Using Gurobi: </text:span>0.011427368161783108</text:p>
      <text:p text:style-name="P6">&lt;gurobi.Var epsilon_max (value 0.0018969362548197086)&gt;</text:p>
      <text:p text:style-name="P6">&lt;gurobi.Var epsilon_max_2 (value 0.0056908069844834)&gt;</text:p>
      <text:p text:style-name="P1"/>
      <text:p text:style-name="P1">Using Gurobi and all layer modification Technique:</text:p>
      <text:list xml:id="list2047610522" text:style-name="L1">
        <text:list-item>
          <text:p text:style-name="P4">When only Output[0] constraint is used:</text:p>
          <text:p text:style-name="P4">Total change required: 0.005684874045007348<text:line-break/>&lt;gurobi.Var epsilon_max (value 0.0018969331706349256)&gt;</text:p>
          <text:p text:style-name="P4">&lt;gurobi.Var epsilon_max_2 (value 0.00569065731773645)&gt;</text:p>
          <text:p text:style-name="P2"/>
        </text:list-item>
        <text:list-item>
          <text:p text:style-name="P9">When both Output[0] and Output[1] constraints are used:</text:p>
          <text:p text:style-name="P9">Total change required: </text:p>
          <text:p text:style-name="P9">Times taken respectively: <text:s/>0.36263227462768555 0.0009388923645019531 0.014756917953491211 2.384185791015625e-07 5364.1197736263275</text:p>
          <text:p text:style-name="P9">&lt;gurobi.Var epsilon_max (value 0.002856840616288249)&gt;</text:p>
          <text:p text:style-name="P9">&lt;gurobi.Var epsilon_max_2 (value 0.010769986623844947)&gt;</text:p>
          <text:p text:style-name="P2"/>
        </text:list-item>
        <text:list-item>
          <text:p text:style-name="P5">When only Output[<text:span text:style-name="T1">1</text:span>] constraint is used:</text:p>
          <text:p text:style-name="P5">Total change required: 0.006415940306587758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6T10:50:17.235124326</meta:creation-date>
    <dc:date>2022-05-26T12:31:49.620569775</dc:date>
    <meta:editing-duration>PT1H30M54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07" meta:character-count="1115" meta:non-whitespace-character-count="1030"/>
  </office:meta>
</office:document-meta>
</file>